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0d4ad8e14cd7f7911f1bba63de8a0ac" style:family="table-column">
      <style:table-column-properties fo:break-before="auto" style:use-optimal-column-width="false" style:column-width="6cm"/>
    </style:style>
    <style:style style:name="odsStyleTableColumn-0066b32b41fcd2216ffb44e0bf6b4014" style:family="table-column">
      <style:table-column-properties fo:break-before="auto" style:use-optimal-column-width="false" style:column-width="5cm"/>
    </style:style>
    <style:style style:name="odsStyleTableColumn-7296592edaaf7e343189400a1902158f" style:family="table-column">
      <style:table-column-properties fo:break-before="auto" style:use-optimal-column-width="false" style:column-width="3cm"/>
    </style:style>
    <style:style style:name="odsStyleTableCell-a5b8acef1bdfb4294c09cad768065a91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ebc56b7844a1c5578838d27d99777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a689e0f874aaa5d8665019daff9ade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1aedcf27d8ade971f93efa05439f8d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b93793152d83d2e3fbf0a657674bbab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b28470b1c793556ae1138fea29ddd96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90d4ad8e14cd7f7911f1bba63de8a0ac" table:default-cell-style-name="Default"/>
        <table:table-column table:style-name="odsStyleTableColumn-0066b32b41fcd2216ffb44e0bf6b4014" table:default-cell-style-name="Default"/>
        <table:table-column table:style-name="odsStyleTableColumn-7296592edaaf7e343189400a1902158f" table:default-cell-style-name="Default"/>
        <table:table-column table:style-name="odsStyleTableColumn-7296592edaaf7e343189400a1902158f" table:default-cell-style-name="Default"/>
        <table:table-column table:style-name="odsStyleTableColumn-7296592edaaf7e343189400a1902158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5b8acef1bdfb4294c09cad768065a91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ebc56b7844a1c5578838d27d997775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ebc56b7844a1c5578838d27d9977750" table:number-columns-spanned="5" table:number-rows-spanned="1" office:value-type="string">
            <text:p>TABLA No. 66-24</text:p>
          </table:table-cell>
          <table:covered-table-cell table:number-columns-repeated="4"/>
        </table:table-row>
        <table:table-row table:style-name="ro1">
          <table:table-cell table:style-name="odsStyleTableCell-8ebc56b7844a1c5578838d27d9977750" table:number-columns-spanned="5" table:number-rows-spanned="1" office:value-type="string">
            <text:p>TABLA DE COTIZACIONES DEL 8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ebc56b7844a1c5578838d27d997775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a689e0f874aaa5d8665019daff9adec" office:value-type="string">
            <text:p>PAIS</text:p>
          </table:table-cell>
          <table:table-cell table:style-name="odsStyleTableCell-3a689e0f874aaa5d8665019daff9adec" office:value-type="string">
            <text:p>UNIDAD MONETARIA</text:p>
          </table:table-cell>
          <table:table-cell table:style-name="odsStyleTableCell-3a689e0f874aaa5d8665019daff9adec" office:value-type="string">
            <text:p>MONEDA</text:p>
          </table:table-cell>
          <table:table-cell table:style-name="odsStyleTableCell-3a689e0f874aaa5d8665019daff9adec" office:value-type="string">
            <text:p>TIPO DE CAMBIO EN Bs POR UNIDAD DE MONEDA EXTRANJERA</text:p>
          </table:table-cell>
          <table:table-cell table:style-name="odsStyleTableCell-3a689e0f874aaa5d8665019daff9adec" office:value-type="string">
            <text:p>TIPO DE CAMBIO EN M.E.</text:p>
          </table:table-cell>
        </table:table-row>
        <table:table-row table:style-name="ro1">
          <table:table-cell table:style-name="odsStyleTableCell-41aedcf27d8ade971f93efa05439f8d2" office:value-type="string">
            <text:p>ESTADOS UNIDOS</text:p>
          </table:table-cell>
          <table:table-cell table:style-name="odsStyleTableCell-41aedcf27d8ade971f93efa05439f8d2" office:value-type="string">
            <text:p>DOLAR VENTA</text:p>
          </table:table-cell>
          <table:table-cell table:style-name="odsStyleTableCell-41aedcf27d8ade971f93efa05439f8d2" office:value-type="string">
            <text:p>USD.VENTA</text:p>
          </table:table-cell>
          <table:table-cell table:style-name="odsStyleTableCell-1b93793152d83d2e3fbf0a657674bbab" office:value-type="string">
            <text:p>6.96000</text:p>
          </table:table-cell>
          <table:table-cell table:style-name="odsStyleTableCell-1b93793152d83d2e3fbf0a657674bbab" office:value-type="string">
            <text:p/>
          </table:table-cell>
        </table:table-row>
        <table:table-row table:style-name="ro1">
          <table:table-cell table:style-name="odsStyleTableCell-41aedcf27d8ade971f93efa05439f8d2" office:value-type="string">
            <text:p>ESTADOS UNIDOS</text:p>
          </table:table-cell>
          <table:table-cell table:style-name="odsStyleTableCell-41aedcf27d8ade971f93efa05439f8d2" office:value-type="string">
            <text:p>DOLAR COMPRA</text:p>
          </table:table-cell>
          <table:table-cell table:style-name="odsStyleTableCell-41aedcf27d8ade971f93efa05439f8d2" office:value-type="string">
            <text:p>USD.COMPRA</text:p>
          </table:table-cell>
          <table:table-cell table:style-name="odsStyleTableCell-1b93793152d83d2e3fbf0a657674bbab" office:value-type="string">
            <text:p>6.86000</text:p>
          </table:table-cell>
          <table:table-cell table:style-name="odsStyleTableCell-1b93793152d83d2e3fbf0a657674bbab" office:value-type="string">
            <text:p/>
          </table:table-cell>
        </table:table-row>
        <table:table-row table:style-name="ro1">
          <table:table-cell table:style-name="odsStyleTableCell-41aedcf27d8ade971f93efa05439f8d2" office:value-type="string">
            <text:p>UNION EUROPEA</text:p>
          </table:table-cell>
          <table:table-cell table:style-name="odsStyleTableCell-41aedcf27d8ade971f93efa05439f8d2" office:value-type="string">
            <text:p>EURO</text:p>
          </table:table-cell>
          <table:table-cell table:style-name="odsStyleTableCell-41aedcf27d8ade971f93efa05439f8d2" office:value-type="string">
            <text:p>EUR</text:p>
          </table:table-cell>
          <table:table-cell table:style-name="odsStyleTableCell-1b93793152d83d2e3fbf0a657674bbab" office:value-type="string">
            <text:p>7.43212</text:p>
          </table:table-cell>
          <table:table-cell table:style-name="odsStyleTableCell-1b93793152d83d2e3fbf0a657674bbab" office:value-type="string">
            <text:p>0.92302</text:p>
          </table:table-cell>
        </table:table-row>
        <table:table-row table:style-name="ro1">
          <table:table-cell table:style-name="odsStyleTableCell-41aedcf27d8ade971f93efa05439f8d2" office:value-type="string">
            <text:p>JAPON</text:p>
          </table:table-cell>
          <table:table-cell table:style-name="odsStyleTableCell-41aedcf27d8ade971f93efa05439f8d2" office:value-type="string">
            <text:p>YEN</text:p>
          </table:table-cell>
          <table:table-cell table:style-name="odsStyleTableCell-41aedcf27d8ade971f93efa05439f8d2" office:value-type="string">
            <text:p>JPY</text:p>
          </table:table-cell>
          <table:table-cell table:style-name="odsStyleTableCell-1b93793152d83d2e3fbf0a657674bbab" office:value-type="string">
            <text:p>0.04525</text:p>
          </table:table-cell>
          <table:table-cell table:style-name="odsStyleTableCell-1b93793152d83d2e3fbf0a657674bbab" office:value-type="string">
            <text:p>151.61000</text:p>
          </table:table-cell>
        </table:table-row>
        <table:table-row table:style-name="ro1">
          <table:table-cell table:style-name="odsStyleTableCell-41aedcf27d8ade971f93efa05439f8d2" office:value-type="string">
            <text:p>ARABIA SAUDITA</text:p>
          </table:table-cell>
          <table:table-cell table:style-name="odsStyleTableCell-41aedcf27d8ade971f93efa05439f8d2" office:value-type="string">
            <text:p>RIYAL SAUDÍ</text:p>
          </table:table-cell>
          <table:table-cell table:style-name="odsStyleTableCell-41aedcf27d8ade971f93efa05439f8d2" office:value-type="string">
            <text:p>SAR</text:p>
          </table:table-cell>
          <table:table-cell table:style-name="odsStyleTableCell-1b93793152d83d2e3fbf0a657674bbab" office:value-type="string">
            <text:p>1.82889</text:p>
          </table:table-cell>
          <table:table-cell table:style-name="odsStyleTableCell-1b93793152d83d2e3fbf0a657674bbab" office:value-type="string">
            <text:p>3.75090</text:p>
          </table:table-cell>
        </table:table-row>
        <table:table-row table:style-name="ro1">
          <table:table-cell table:style-name="odsStyleTableCell-41aedcf27d8ade971f93efa05439f8d2" office:value-type="string">
            <text:p>ARGELIA</text:p>
          </table:table-cell>
          <table:table-cell table:style-name="odsStyleTableCell-41aedcf27d8ade971f93efa05439f8d2" office:value-type="string">
            <text:p>DINAR ARGELINO</text:p>
          </table:table-cell>
          <table:table-cell table:style-name="odsStyleTableCell-41aedcf27d8ade971f93efa05439f8d2" office:value-type="string">
            <text:p>DZD</text:p>
          </table:table-cell>
          <table:table-cell table:style-name="odsStyleTableCell-1b93793152d83d2e3fbf0a657674bbab" office:value-type="string">
            <text:p>0.05102</text:p>
          </table:table-cell>
          <table:table-cell table:style-name="odsStyleTableCell-1b93793152d83d2e3fbf0a657674bbab" office:value-type="string">
            <text:p>134.45030</text:p>
          </table:table-cell>
        </table:table-row>
        <table:table-row table:style-name="ro1">
          <table:table-cell table:style-name="odsStyleTableCell-41aedcf27d8ade971f93efa05439f8d2" office:value-type="string">
            <text:p>ARGENTINA</text:p>
          </table:table-cell>
          <table:table-cell table:style-name="odsStyleTableCell-41aedcf27d8ade971f93efa05439f8d2" office:value-type="string">
            <text:p>PESO</text:p>
          </table:table-cell>
          <table:table-cell table:style-name="odsStyleTableCell-41aedcf27d8ade971f93efa05439f8d2" office:value-type="string">
            <text:p>ARS</text:p>
          </table:table-cell>
          <table:table-cell table:style-name="odsStyleTableCell-1b93793152d83d2e3fbf0a657674bbab" office:value-type="string">
            <text:p>0.00795</text:p>
          </table:table-cell>
          <table:table-cell table:style-name="odsStyleTableCell-1b93793152d83d2e3fbf0a657674bbab" office:value-type="string">
            <text:p>862.72460</text:p>
          </table:table-cell>
        </table:table-row>
        <table:table-row table:style-name="ro1">
          <table:table-cell table:style-name="odsStyleTableCell-41aedcf27d8ade971f93efa05439f8d2" office:value-type="string">
            <text:p>AUSTRALIA</text:p>
          </table:table-cell>
          <table:table-cell table:style-name="odsStyleTableCell-41aedcf27d8ade971f93efa05439f8d2" office:value-type="string">
            <text:p>DÓLAR</text:p>
          </table:table-cell>
          <table:table-cell table:style-name="odsStyleTableCell-41aedcf27d8ade971f93efa05439f8d2" office:value-type="string">
            <text:p>AUD</text:p>
          </table:table-cell>
          <table:table-cell table:style-name="odsStyleTableCell-1b93793152d83d2e3fbf0a657674bbab" office:value-type="string">
            <text:p>4.51319</text:p>
          </table:table-cell>
          <table:table-cell table:style-name="odsStyleTableCell-1b93793152d83d2e3fbf0a657674bbab" office:value-type="string">
            <text:p>1.51999</text:p>
          </table:table-cell>
        </table:table-row>
        <table:table-row table:style-name="ro1">
          <table:table-cell table:style-name="odsStyleTableCell-41aedcf27d8ade971f93efa05439f8d2" office:value-type="string">
            <text:p>BRASIL</text:p>
          </table:table-cell>
          <table:table-cell table:style-name="odsStyleTableCell-41aedcf27d8ade971f93efa05439f8d2" office:value-type="string">
            <text:p>REAL</text:p>
          </table:table-cell>
          <table:table-cell table:style-name="odsStyleTableCell-41aedcf27d8ade971f93efa05439f8d2" office:value-type="string">
            <text:p>BRL</text:p>
          </table:table-cell>
          <table:table-cell table:style-name="odsStyleTableCell-1b93793152d83d2e3fbf0a657674bbab" office:value-type="string">
            <text:p>1.35437</text:p>
          </table:table-cell>
          <table:table-cell table:style-name="odsStyleTableCell-1b93793152d83d2e3fbf0a657674bbab" office:value-type="string">
            <text:p>5.06510</text:p>
          </table:table-cell>
        </table:table-row>
        <table:table-row table:style-name="ro1">
          <table:table-cell table:style-name="odsStyleTableCell-41aedcf27d8ade971f93efa05439f8d2" office:value-type="string">
            <text:p>CANADA</text:p>
          </table:table-cell>
          <table:table-cell table:style-name="odsStyleTableCell-41aedcf27d8ade971f93efa05439f8d2" office:value-type="string">
            <text:p>DÓLAR</text:p>
          </table:table-cell>
          <table:table-cell table:style-name="odsStyleTableCell-41aedcf27d8ade971f93efa05439f8d2" office:value-type="string">
            <text:p>CAD</text:p>
          </table:table-cell>
          <table:table-cell table:style-name="odsStyleTableCell-1b93793152d83d2e3fbf0a657674bbab" office:value-type="string">
            <text:p>5.04709</text:p>
          </table:table-cell>
          <table:table-cell table:style-name="odsStyleTableCell-1b93793152d83d2e3fbf0a657674bbab" office:value-type="string">
            <text:p>1.35920</text:p>
          </table:table-cell>
        </table:table-row>
        <table:table-row table:style-name="ro1">
          <table:table-cell table:style-name="odsStyleTableCell-41aedcf27d8ade971f93efa05439f8d2" office:value-type="string">
            <text:p>CHILE</text:p>
          </table:table-cell>
          <table:table-cell table:style-name="odsStyleTableCell-41aedcf27d8ade971f93efa05439f8d2" office:value-type="string">
            <text:p>PESO</text:p>
          </table:table-cell>
          <table:table-cell table:style-name="odsStyleTableCell-41aedcf27d8ade971f93efa05439f8d2" office:value-type="string">
            <text:p>CLP</text:p>
          </table:table-cell>
          <table:table-cell table:style-name="odsStyleTableCell-1b93793152d83d2e3fbf0a657674bbab" office:value-type="string">
            <text:p>0.00723</text:p>
          </table:table-cell>
          <table:table-cell table:style-name="odsStyleTableCell-1b93793152d83d2e3fbf0a657674bbab" office:value-type="string">
            <text:p>949.23000</text:p>
          </table:table-cell>
        </table:table-row>
        <table:table-row table:style-name="ro1">
          <table:table-cell table:style-name="odsStyleTableCell-41aedcf27d8ade971f93efa05439f8d2" office:value-type="string">
            <text:p>COLOMBIA</text:p>
          </table:table-cell>
          <table:table-cell table:style-name="odsStyleTableCell-41aedcf27d8ade971f93efa05439f8d2" office:value-type="string">
            <text:p>PESO</text:p>
          </table:table-cell>
          <table:table-cell table:style-name="odsStyleTableCell-41aedcf27d8ade971f93efa05439f8d2" office:value-type="string">
            <text:p>COP</text:p>
          </table:table-cell>
          <table:table-cell table:style-name="odsStyleTableCell-1b93793152d83d2e3fbf0a657674bbab" office:value-type="string">
            <text:p>0.00182</text:p>
          </table:table-cell>
          <table:table-cell table:style-name="odsStyleTableCell-1b93793152d83d2e3fbf0a657674bbab" office:value-type="string">
            <text:p>3,766.10000</text:p>
          </table:table-cell>
        </table:table-row>
        <table:table-row table:style-name="ro1">
          <table:table-cell table:style-name="odsStyleTableCell-41aedcf27d8ade971f93efa05439f8d2" office:value-type="string">
            <text:p>COREA DEL SUR</text:p>
          </table:table-cell>
          <table:table-cell table:style-name="odsStyleTableCell-41aedcf27d8ade971f93efa05439f8d2" office:value-type="string">
            <text:p>WON</text:p>
          </table:table-cell>
          <table:table-cell table:style-name="odsStyleTableCell-41aedcf27d8ade971f93efa05439f8d2" office:value-type="string">
            <text:p>KRW</text:p>
          </table:table-cell>
          <table:table-cell table:style-name="odsStyleTableCell-1b93793152d83d2e3fbf0a657674bbab" office:value-type="string">
            <text:p>0.00507</text:p>
          </table:table-cell>
          <table:table-cell table:style-name="odsStyleTableCell-1b93793152d83d2e3fbf0a657674bbab" office:value-type="string">
            <text:p>1,352.71000</text:p>
          </table:table-cell>
        </table:table-row>
        <table:table-row table:style-name="ro1">
          <table:table-cell table:style-name="odsStyleTableCell-41aedcf27d8ade971f93efa05439f8d2" office:value-type="string">
            <text:p>COSTA RICA</text:p>
          </table:table-cell>
          <table:table-cell table:style-name="odsStyleTableCell-41aedcf27d8ade971f93efa05439f8d2" office:value-type="string">
            <text:p>COLON COSTARRICENSE</text:p>
          </table:table-cell>
          <table:table-cell table:style-name="odsStyleTableCell-41aedcf27d8ade971f93efa05439f8d2" office:value-type="string">
            <text:p>CRC</text:p>
          </table:table-cell>
          <table:table-cell table:style-name="odsStyleTableCell-1b93793152d83d2e3fbf0a657674bbab" office:value-type="string">
            <text:p>0.01358</text:p>
          </table:table-cell>
          <table:table-cell table:style-name="odsStyleTableCell-1b93793152d83d2e3fbf0a657674bbab" office:value-type="string">
            <text:p>505.15000</text:p>
          </table:table-cell>
        </table:table-row>
        <table:table-row table:style-name="ro1">
          <table:table-cell table:style-name="odsStyleTableCell-41aedcf27d8ade971f93efa05439f8d2" office:value-type="string">
            <text:p>REPUBLICA CHECA</text:p>
          </table:table-cell>
          <table:table-cell table:style-name="odsStyleTableCell-41aedcf27d8ade971f93efa05439f8d2" office:value-type="string">
            <text:p>CORONA CHECA</text:p>
          </table:table-cell>
          <table:table-cell table:style-name="odsStyleTableCell-41aedcf27d8ade971f93efa05439f8d2" office:value-type="string">
            <text:p>CZK</text:p>
          </table:table-cell>
          <table:table-cell table:style-name="odsStyleTableCell-1b93793152d83d2e3fbf0a657674bbab" office:value-type="string">
            <text:p>0.29374</text:p>
          </table:table-cell>
          <table:table-cell table:style-name="odsStyleTableCell-1b93793152d83d2e3fbf0a657674bbab" office:value-type="string">
            <text:p>23.35400</text:p>
          </table:table-cell>
        </table:table-row>
        <table:table-row table:style-name="ro1">
          <table:table-cell table:style-name="odsStyleTableCell-41aedcf27d8ade971f93efa05439f8d2" office:value-type="string">
            <text:p>DINAMARCA</text:p>
          </table:table-cell>
          <table:table-cell table:style-name="odsStyleTableCell-41aedcf27d8ade971f93efa05439f8d2" office:value-type="string">
            <text:p>CORONA</text:p>
          </table:table-cell>
          <table:table-cell table:style-name="odsStyleTableCell-41aedcf27d8ade971f93efa05439f8d2" office:value-type="string">
            <text:p>DKK</text:p>
          </table:table-cell>
          <table:table-cell table:style-name="odsStyleTableCell-1b93793152d83d2e3fbf0a657674bbab" office:value-type="string">
            <text:p>0.99640</text:p>
          </table:table-cell>
          <table:table-cell table:style-name="odsStyleTableCell-1b93793152d83d2e3fbf0a657674bbab" office:value-type="string">
            <text:p>6.88480</text:p>
          </table:table-cell>
        </table:table-row>
        <table:table-row table:style-name="ro1">
          <table:table-cell table:style-name="odsStyleTableCell-41aedcf27d8ade971f93efa05439f8d2" office:value-type="string">
            <text:p>ECUADOR</text:p>
          </table:table-cell>
          <table:table-cell table:style-name="odsStyleTableCell-41aedcf27d8ade971f93efa05439f8d2" office:value-type="string">
            <text:p>DÓLAR</text:p>
          </table:table-cell>
          <table:table-cell table:style-name="odsStyleTableCell-41aedcf27d8ade971f93efa05439f8d2" office:value-type="string">
            <text:p>USD</text:p>
          </table:table-cell>
          <table:table-cell table:style-name="odsStyleTableCell-1b93793152d83d2e3fbf0a657674bbab" office:value-type="string">
            <text:p>6.86000</text:p>
          </table:table-cell>
          <table:table-cell table:style-name="odsStyleTableCell-1b93793152d83d2e3fbf0a657674bbab" office:value-type="string">
            <text:p>1.00000</text:p>
          </table:table-cell>
        </table:table-row>
        <table:table-row table:style-name="ro1">
          <table:table-cell table:style-name="odsStyleTableCell-41aedcf27d8ade971f93efa05439f8d2" office:value-type="string">
            <text:p>EMIRATOS ARABES</text:p>
          </table:table-cell>
          <table:table-cell table:style-name="odsStyleTableCell-41aedcf27d8ade971f93efa05439f8d2" office:value-type="string">
            <text:p>DIRHAM</text:p>
          </table:table-cell>
          <table:table-cell table:style-name="odsStyleTableCell-41aedcf27d8ade971f93efa05439f8d2" office:value-type="string">
            <text:p>AED</text:p>
          </table:table-cell>
          <table:table-cell table:style-name="odsStyleTableCell-1b93793152d83d2e3fbf0a657674bbab" office:value-type="string">
            <text:p>1.86794</text:p>
          </table:table-cell>
          <table:table-cell table:style-name="odsStyleTableCell-1b93793152d83d2e3fbf0a657674bbab" office:value-type="string">
            <text:p>3.67250</text:p>
          </table:table-cell>
        </table:table-row>
        <table:table-row table:style-name="ro1">
          <table:table-cell table:style-name="odsStyleTableCell-41aedcf27d8ade971f93efa05439f8d2" office:value-type="string">
            <text:p>FILIPINAS</text:p>
          </table:table-cell>
          <table:table-cell table:style-name="odsStyleTableCell-41aedcf27d8ade971f93efa05439f8d2" office:value-type="string">
            <text:p>PESO FILIPINO</text:p>
          </table:table-cell>
          <table:table-cell table:style-name="odsStyleTableCell-41aedcf27d8ade971f93efa05439f8d2" office:value-type="string">
            <text:p>PHP</text:p>
          </table:table-cell>
          <table:table-cell table:style-name="odsStyleTableCell-1b93793152d83d2e3fbf0a657674bbab" office:value-type="string">
            <text:p>0.12138</text:p>
          </table:table-cell>
          <table:table-cell table:style-name="odsStyleTableCell-1b93793152d83d2e3fbf0a657674bbab" office:value-type="string">
            <text:p>56.51500</text:p>
          </table:table-cell>
        </table:table-row>
        <table:table-row table:style-name="ro1">
          <table:table-cell table:style-name="odsStyleTableCell-41aedcf27d8ade971f93efa05439f8d2" office:value-type="string">
            <text:p>HAITÍ</text:p>
          </table:table-cell>
          <table:table-cell table:style-name="odsStyleTableCell-41aedcf27d8ade971f93efa05439f8d2" office:value-type="string">
            <text:p>GOURDE</text:p>
          </table:table-cell>
          <table:table-cell table:style-name="odsStyleTableCell-41aedcf27d8ade971f93efa05439f8d2" office:value-type="string">
            <text:p>HTG</text:p>
          </table:table-cell>
          <table:table-cell table:style-name="odsStyleTableCell-1b93793152d83d2e3fbf0a657674bbab" office:value-type="string">
            <text:p>0.05183</text:p>
          </table:table-cell>
          <table:table-cell table:style-name="odsStyleTableCell-1b93793152d83d2e3fbf0a657674bbab" office:value-type="string">
            <text:p>132.35380</text:p>
          </table:table-cell>
        </table:table-row>
        <table:table-row table:style-name="ro1">
          <table:table-cell table:style-name="odsStyleTableCell-41aedcf27d8ade971f93efa05439f8d2" office:value-type="string">
            <text:p>HONG KONG</text:p>
          </table:table-cell>
          <table:table-cell table:style-name="odsStyleTableCell-41aedcf27d8ade971f93efa05439f8d2" office:value-type="string">
            <text:p>DÓLAR</text:p>
          </table:table-cell>
          <table:table-cell table:style-name="odsStyleTableCell-41aedcf27d8ade971f93efa05439f8d2" office:value-type="string">
            <text:p>HKD</text:p>
          </table:table-cell>
          <table:table-cell table:style-name="odsStyleTableCell-1b93793152d83d2e3fbf0a657674bbab" office:value-type="string">
            <text:p>0.87625</text:p>
          </table:table-cell>
          <table:table-cell table:style-name="odsStyleTableCell-1b93793152d83d2e3fbf0a657674bbab" office:value-type="string">
            <text:p>7.82880</text:p>
          </table:table-cell>
        </table:table-row>
        <table:table-row table:style-name="ro1">
          <table:table-cell table:style-name="odsStyleTableCell-41aedcf27d8ade971f93efa05439f8d2" office:value-type="string">
            <text:p>INDIA</text:p>
          </table:table-cell>
          <table:table-cell table:style-name="odsStyleTableCell-41aedcf27d8ade971f93efa05439f8d2" office:value-type="string">
            <text:p>RUPIA</text:p>
          </table:table-cell>
          <table:table-cell table:style-name="odsStyleTableCell-41aedcf27d8ade971f93efa05439f8d2" office:value-type="string">
            <text:p>INR</text:p>
          </table:table-cell>
          <table:table-cell table:style-name="odsStyleTableCell-1b93793152d83d2e3fbf0a657674bbab" office:value-type="string">
            <text:p>0.08236</text:p>
          </table:table-cell>
          <table:table-cell table:style-name="odsStyleTableCell-1b93793152d83d2e3fbf0a657674bbab" office:value-type="string">
            <text:p>83.29370</text:p>
          </table:table-cell>
        </table:table-row>
        <table:table-row table:style-name="ro1">
          <table:table-cell table:style-name="odsStyleTableCell-41aedcf27d8ade971f93efa05439f8d2" office:value-type="string">
            <text:p>INDONESIA</text:p>
          </table:table-cell>
          <table:table-cell table:style-name="odsStyleTableCell-41aedcf27d8ade971f93efa05439f8d2" office:value-type="string">
            <text:p>RUPIA INDONESIA</text:p>
          </table:table-cell>
          <table:table-cell table:style-name="odsStyleTableCell-41aedcf27d8ade971f93efa05439f8d2" office:value-type="string">
            <text:p>IDR</text:p>
          </table:table-cell>
          <table:table-cell table:style-name="odsStyleTableCell-1b93793152d83d2e3fbf0a657674bbab" office:value-type="string">
            <text:p>0.00043</text:p>
          </table:table-cell>
          <table:table-cell table:style-name="odsStyleTableCell-1b93793152d83d2e3fbf0a657674bbab" office:value-type="string">
            <text:p>15,845.00000</text:p>
          </table:table-cell>
        </table:table-row>
        <table:table-row table:style-name="ro1">
          <table:table-cell table:style-name="odsStyleTableCell-41aedcf27d8ade971f93efa05439f8d2" office:value-type="string">
            <text:p>ISRAEL</text:p>
          </table:table-cell>
          <table:table-cell table:style-name="odsStyleTableCell-41aedcf27d8ade971f93efa05439f8d2" office:value-type="string">
            <text:p>NUEVO SÉQUEL</text:p>
          </table:table-cell>
          <table:table-cell table:style-name="odsStyleTableCell-41aedcf27d8ade971f93efa05439f8d2" office:value-type="string">
            <text:p>ILS</text:p>
          </table:table-cell>
          <table:table-cell table:style-name="odsStyleTableCell-1b93793152d83d2e3fbf0a657674bbab" office:value-type="string">
            <text:p>1.82185</text:p>
          </table:table-cell>
          <table:table-cell table:style-name="odsStyleTableCell-1b93793152d83d2e3fbf0a657674bbab" office:value-type="string">
            <text:p>3.76540</text:p>
          </table:table-cell>
        </table:table-row>
        <table:table-row table:style-name="ro1">
          <table:table-cell table:style-name="odsStyleTableCell-41aedcf27d8ade971f93efa05439f8d2" office:value-type="string">
            <text:p>MALASIA</text:p>
          </table:table-cell>
          <table:table-cell table:style-name="odsStyleTableCell-41aedcf27d8ade971f93efa05439f8d2" office:value-type="string">
            <text:p>RINGGIT MALAYO</text:p>
          </table:table-cell>
          <table:table-cell table:style-name="odsStyleTableCell-41aedcf27d8ade971f93efa05439f8d2" office:value-type="string">
            <text:p>MYR</text:p>
          </table:table-cell>
          <table:table-cell table:style-name="odsStyleTableCell-1b93793152d83d2e3fbf0a657674bbab" office:value-type="string">
            <text:p>1.44497</text:p>
          </table:table-cell>
          <table:table-cell table:style-name="odsStyleTableCell-1b93793152d83d2e3fbf0a657674bbab" office:value-type="string">
            <text:p>4.74750</text:p>
          </table:table-cell>
        </table:table-row>
        <table:table-row table:style-name="ro1">
          <table:table-cell table:style-name="odsStyleTableCell-41aedcf27d8ade971f93efa05439f8d2" office:value-type="string">
            <text:p>MEXICO</text:p>
          </table:table-cell>
          <table:table-cell table:style-name="odsStyleTableCell-41aedcf27d8ade971f93efa05439f8d2" office:value-type="string">
            <text:p>PESO</text:p>
          </table:table-cell>
          <table:table-cell table:style-name="odsStyleTableCell-41aedcf27d8ade971f93efa05439f8d2" office:value-type="string">
            <text:p>MXN</text:p>
          </table:table-cell>
          <table:table-cell table:style-name="odsStyleTableCell-1b93793152d83d2e3fbf0a657674bbab" office:value-type="string">
            <text:p>0.41674</text:p>
          </table:table-cell>
          <table:table-cell table:style-name="odsStyleTableCell-1b93793152d83d2e3fbf0a657674bbab" office:value-type="string">
            <text:p>16.46120</text:p>
          </table:table-cell>
        </table:table-row>
        <table:table-row table:style-name="ro1">
          <table:table-cell table:style-name="odsStyleTableCell-41aedcf27d8ade971f93efa05439f8d2" office:value-type="string">
            <text:p>NORUEGA</text:p>
          </table:table-cell>
          <table:table-cell table:style-name="odsStyleTableCell-41aedcf27d8ade971f93efa05439f8d2" office:value-type="string">
            <text:p>CORONA</text:p>
          </table:table-cell>
          <table:table-cell table:style-name="odsStyleTableCell-41aedcf27d8ade971f93efa05439f8d2" office:value-type="string">
            <text:p>NOK</text:p>
          </table:table-cell>
          <table:table-cell table:style-name="odsStyleTableCell-1b93793152d83d2e3fbf0a657674bbab" office:value-type="string">
            <text:p>0.63919</text:p>
          </table:table-cell>
          <table:table-cell table:style-name="odsStyleTableCell-1b93793152d83d2e3fbf0a657674bbab" office:value-type="string">
            <text:p>10.73230</text:p>
          </table:table-cell>
        </table:table-row>
        <table:table-row table:style-name="ro1">
          <table:table-cell table:style-name="odsStyleTableCell-41aedcf27d8ade971f93efa05439f8d2" office:value-type="string">
            <text:p>PANAMÁ</text:p>
          </table:table-cell>
          <table:table-cell table:style-name="odsStyleTableCell-41aedcf27d8ade971f93efa05439f8d2" office:value-type="string">
            <text:p>BALBOA</text:p>
          </table:table-cell>
          <table:table-cell table:style-name="odsStyleTableCell-41aedcf27d8ade971f93efa05439f8d2" office:value-type="string">
            <text:p>PAB</text:p>
          </table:table-cell>
          <table:table-cell table:style-name="odsStyleTableCell-1b93793152d83d2e3fbf0a657674bbab" office:value-type="string">
            <text:p>6.86000</text:p>
          </table:table-cell>
          <table:table-cell table:style-name="odsStyleTableCell-1b93793152d83d2e3fbf0a657674bbab" office:value-type="string">
            <text:p>1.00000</text:p>
          </table:table-cell>
        </table:table-row>
        <table:table-row table:style-name="ro1">
          <table:table-cell table:style-name="odsStyleTableCell-41aedcf27d8ade971f93efa05439f8d2" office:value-type="string">
            <text:p>PARAGUAY</text:p>
          </table:table-cell>
          <table:table-cell table:style-name="odsStyleTableCell-41aedcf27d8ade971f93efa05439f8d2" office:value-type="string">
            <text:p>GUARANI</text:p>
          </table:table-cell>
          <table:table-cell table:style-name="odsStyleTableCell-41aedcf27d8ade971f93efa05439f8d2" office:value-type="string">
            <text:p>PYG</text:p>
          </table:table-cell>
          <table:table-cell table:style-name="odsStyleTableCell-1b93793152d83d2e3fbf0a657674bbab" office:value-type="string">
            <text:p>0.00093</text:p>
          </table:table-cell>
          <table:table-cell table:style-name="odsStyleTableCell-1b93793152d83d2e3fbf0a657674bbab" office:value-type="string">
            <text:p>7,370.80000</text:p>
          </table:table-cell>
        </table:table-row>
        <table:table-row table:style-name="ro1">
          <table:table-cell table:style-name="odsStyleTableCell-41aedcf27d8ade971f93efa05439f8d2" office:value-type="string">
            <text:p>PERU</text:p>
          </table:table-cell>
          <table:table-cell table:style-name="odsStyleTableCell-41aedcf27d8ade971f93efa05439f8d2" office:value-type="string">
            <text:p>NUEVO SOL</text:p>
          </table:table-cell>
          <table:table-cell table:style-name="odsStyleTableCell-41aedcf27d8ade971f93efa05439f8d2" office:value-type="string">
            <text:p>PEN</text:p>
          </table:table-cell>
          <table:table-cell table:style-name="odsStyleTableCell-1b93793152d83d2e3fbf0a657674bbab" office:value-type="string">
            <text:p>1.86504</text:p>
          </table:table-cell>
          <table:table-cell table:style-name="odsStyleTableCell-1b93793152d83d2e3fbf0a657674bbab" office:value-type="string">
            <text:p>3.67820</text:p>
          </table:table-cell>
        </table:table-row>
        <table:table-row table:style-name="ro1">
          <table:table-cell table:style-name="odsStyleTableCell-41aedcf27d8ade971f93efa05439f8d2" office:value-type="string">
            <text:p>REINO UNIDO</text:p>
          </table:table-cell>
          <table:table-cell table:style-name="odsStyleTableCell-41aedcf27d8ade971f93efa05439f8d2" office:value-type="string">
            <text:p>LIBRA</text:p>
          </table:table-cell>
          <table:table-cell table:style-name="odsStyleTableCell-41aedcf27d8ade971f93efa05439f8d2" office:value-type="string">
            <text:p>GBP</text:p>
          </table:table-cell>
          <table:table-cell table:style-name="odsStyleTableCell-1b93793152d83d2e3fbf0a657674bbab" office:value-type="string">
            <text:p>8.66764</text:p>
          </table:table-cell>
          <table:table-cell table:style-name="odsStyleTableCell-1b93793152d83d2e3fbf0a657674bbab" office:value-type="string">
            <text:p>0.79145</text:p>
          </table:table-cell>
        </table:table-row>
        <table:table-row table:style-name="ro1">
          <table:table-cell table:style-name="odsStyleTableCell-41aedcf27d8ade971f93efa05439f8d2" office:value-type="string">
            <text:p>REPÚBLICA DOMINICANA</text:p>
          </table:table-cell>
          <table:table-cell table:style-name="odsStyleTableCell-41aedcf27d8ade971f93efa05439f8d2" office:value-type="string">
            <text:p>PESO DOMINICANO</text:p>
          </table:table-cell>
          <table:table-cell table:style-name="odsStyleTableCell-41aedcf27d8ade971f93efa05439f8d2" office:value-type="string">
            <text:p>DOP</text:p>
          </table:table-cell>
          <table:table-cell table:style-name="odsStyleTableCell-1b93793152d83d2e3fbf0a657674bbab" office:value-type="string">
            <text:p>0.11598</text:p>
          </table:table-cell>
          <table:table-cell table:style-name="odsStyleTableCell-1b93793152d83d2e3fbf0a657674bbab" office:value-type="string">
            <text:p>59.15000</text:p>
          </table:table-cell>
        </table:table-row>
        <table:table-row table:style-name="ro1">
          <table:table-cell table:style-name="odsStyleTableCell-41aedcf27d8ade971f93efa05439f8d2" office:value-type="string">
            <text:p>REP.POPULAR CHINA</text:p>
          </table:table-cell>
          <table:table-cell table:style-name="odsStyleTableCell-41aedcf27d8ade971f93efa05439f8d2" office:value-type="string">
            <text:p>YUAN RENMINBI OFFSHORE</text:p>
          </table:table-cell>
          <table:table-cell table:style-name="odsStyleTableCell-41aedcf27d8ade971f93efa05439f8d2" office:value-type="string">
            <text:p>CNH</text:p>
          </table:table-cell>
          <table:table-cell table:style-name="odsStyleTableCell-1b93793152d83d2e3fbf0a657674bbab" office:value-type="string">
            <text:p>0.94639</text:p>
          </table:table-cell>
          <table:table-cell table:style-name="odsStyleTableCell-1b93793152d83d2e3fbf0a657674bbab" office:value-type="string">
            <text:p>7.24860</text:p>
          </table:table-cell>
        </table:table-row>
        <table:table-row table:style-name="ro1">
          <table:table-cell table:style-name="odsStyleTableCell-41aedcf27d8ade971f93efa05439f8d2" office:value-type="string">
            <text:p>RUSIA</text:p>
          </table:table-cell>
          <table:table-cell table:style-name="odsStyleTableCell-41aedcf27d8ade971f93efa05439f8d2" office:value-type="string">
            <text:p>RUBLO RUSO</text:p>
          </table:table-cell>
          <table:table-cell table:style-name="odsStyleTableCell-41aedcf27d8ade971f93efa05439f8d2" office:value-type="string">
            <text:p>RUB</text:p>
          </table:table-cell>
          <table:table-cell table:style-name="odsStyleTableCell-1b93793152d83d2e3fbf0a657674bbab" office:value-type="string">
            <text:p>0.07409</text:p>
          </table:table-cell>
          <table:table-cell table:style-name="odsStyleTableCell-1b93793152d83d2e3fbf0a657674bbab" office:value-type="string">
            <text:p>92.59410</text:p>
          </table:table-cell>
        </table:table-row>
        <table:table-row table:style-name="ro1">
          <table:table-cell table:style-name="odsStyleTableCell-41aedcf27d8ade971f93efa05439f8d2" office:value-type="string">
            <text:p>SINGAPUR</text:p>
          </table:table-cell>
          <table:table-cell table:style-name="odsStyleTableCell-41aedcf27d8ade971f93efa05439f8d2" office:value-type="string">
            <text:p>DÓLAR</text:p>
          </table:table-cell>
          <table:table-cell table:style-name="odsStyleTableCell-41aedcf27d8ade971f93efa05439f8d2" office:value-type="string">
            <text:p>SGD</text:p>
          </table:table-cell>
          <table:table-cell table:style-name="odsStyleTableCell-1b93793152d83d2e3fbf0a657674bbab" office:value-type="string">
            <text:p>5.08600</text:p>
          </table:table-cell>
          <table:table-cell table:style-name="odsStyleTableCell-1b93793152d83d2e3fbf0a657674bbab" office:value-type="string">
            <text:p>1.34880</text:p>
          </table:table-cell>
        </table:table-row>
        <table:table-row table:style-name="ro1">
          <table:table-cell table:style-name="odsStyleTableCell-41aedcf27d8ade971f93efa05439f8d2" office:value-type="string">
            <text:p>SUDÁFRICA</text:p>
          </table:table-cell>
          <table:table-cell table:style-name="odsStyleTableCell-41aedcf27d8ade971f93efa05439f8d2" office:value-type="string">
            <text:p>RAND</text:p>
          </table:table-cell>
          <table:table-cell table:style-name="odsStyleTableCell-41aedcf27d8ade971f93efa05439f8d2" office:value-type="string">
            <text:p>ZAR</text:p>
          </table:table-cell>
          <table:table-cell table:style-name="odsStyleTableCell-1b93793152d83d2e3fbf0a657674bbab" office:value-type="string">
            <text:p>0.36731</text:p>
          </table:table-cell>
          <table:table-cell table:style-name="odsStyleTableCell-1b93793152d83d2e3fbf0a657674bbab" office:value-type="string">
            <text:p>18.67640</text:p>
          </table:table-cell>
        </table:table-row>
        <table:table-row table:style-name="ro1">
          <table:table-cell table:style-name="odsStyleTableCell-41aedcf27d8ade971f93efa05439f8d2" office:value-type="string">
            <text:p>SUECIA</text:p>
          </table:table-cell>
          <table:table-cell table:style-name="odsStyleTableCell-41aedcf27d8ade971f93efa05439f8d2" office:value-type="string">
            <text:p>CORONA</text:p>
          </table:table-cell>
          <table:table-cell table:style-name="odsStyleTableCell-41aedcf27d8ade971f93efa05439f8d2" office:value-type="string">
            <text:p>SEK</text:p>
          </table:table-cell>
          <table:table-cell table:style-name="odsStyleTableCell-1b93793152d83d2e3fbf0a657674bbab" office:value-type="string">
            <text:p>0.64460</text:p>
          </table:table-cell>
          <table:table-cell table:style-name="odsStyleTableCell-1b93793152d83d2e3fbf0a657674bbab" office:value-type="string">
            <text:p>10.64220</text:p>
          </table:table-cell>
        </table:table-row>
        <table:table-row table:style-name="ro1">
          <table:table-cell table:style-name="odsStyleTableCell-41aedcf27d8ade971f93efa05439f8d2" office:value-type="string">
            <text:p>SUIZA</text:p>
          </table:table-cell>
          <table:table-cell table:style-name="odsStyleTableCell-41aedcf27d8ade971f93efa05439f8d2" office:value-type="string">
            <text:p>FRANCO</text:p>
          </table:table-cell>
          <table:table-cell table:style-name="odsStyleTableCell-41aedcf27d8ade971f93efa05439f8d2" office:value-type="string">
            <text:p>CHF</text:p>
          </table:table-cell>
          <table:table-cell table:style-name="odsStyleTableCell-1b93793152d83d2e3fbf0a657674bbab" office:value-type="string">
            <text:p>7.60111</text:p>
          </table:table-cell>
          <table:table-cell table:style-name="odsStyleTableCell-1b93793152d83d2e3fbf0a657674bbab" office:value-type="string">
            <text:p>0.90250</text:p>
          </table:table-cell>
        </table:table-row>
        <table:table-row table:style-name="ro1">
          <table:table-cell table:style-name="odsStyleTableCell-41aedcf27d8ade971f93efa05439f8d2" office:value-type="string">
            <text:p>TAILANDIA</text:p>
          </table:table-cell>
          <table:table-cell table:style-name="odsStyleTableCell-41aedcf27d8ade971f93efa05439f8d2" office:value-type="string">
            <text:p>THAI BAHT</text:p>
          </table:table-cell>
          <table:table-cell table:style-name="odsStyleTableCell-41aedcf27d8ade971f93efa05439f8d2" office:value-type="string">
            <text:p>THB</text:p>
          </table:table-cell>
          <table:table-cell table:style-name="odsStyleTableCell-1b93793152d83d2e3fbf0a657674bbab" office:value-type="string">
            <text:p>0.18750</text:p>
          </table:table-cell>
          <table:table-cell table:style-name="odsStyleTableCell-1b93793152d83d2e3fbf0a657674bbab" office:value-type="string">
            <text:p>36.58700</text:p>
          </table:table-cell>
        </table:table-row>
        <table:table-row table:style-name="ro1">
          <table:table-cell table:style-name="odsStyleTableCell-41aedcf27d8ade971f93efa05439f8d2" office:value-type="string">
            <text:p>TAIWAN</text:p>
          </table:table-cell>
          <table:table-cell table:style-name="odsStyleTableCell-41aedcf27d8ade971f93efa05439f8d2" office:value-type="string">
            <text:p>DÓLAR</text:p>
          </table:table-cell>
          <table:table-cell table:style-name="odsStyleTableCell-41aedcf27d8ade971f93efa05439f8d2" office:value-type="string">
            <text:p>TWD</text:p>
          </table:table-cell>
          <table:table-cell table:style-name="odsStyleTableCell-1b93793152d83d2e3fbf0a657674bbab" office:value-type="string">
            <text:p>0.21404</text:p>
          </table:table-cell>
          <table:table-cell table:style-name="odsStyleTableCell-1b93793152d83d2e3fbf0a657674bbab" office:value-type="string">
            <text:p>32.05000</text:p>
          </table:table-cell>
        </table:table-row>
        <table:table-row table:style-name="ro1">
          <table:table-cell table:style-name="odsStyleTableCell-41aedcf27d8ade971f93efa05439f8d2" office:value-type="string">
            <text:p>TÚNEZ</text:p>
          </table:table-cell>
          <table:table-cell table:style-name="odsStyleTableCell-41aedcf27d8ade971f93efa05439f8d2" office:value-type="string">
            <text:p>DINAR TUNECINO</text:p>
          </table:table-cell>
          <table:table-cell table:style-name="odsStyleTableCell-41aedcf27d8ade971f93efa05439f8d2" office:value-type="string">
            <text:p>TND</text:p>
          </table:table-cell>
          <table:table-cell table:style-name="odsStyleTableCell-1b93793152d83d2e3fbf0a657674bbab" office:value-type="string">
            <text:p>2.20105</text:p>
          </table:table-cell>
          <table:table-cell table:style-name="odsStyleTableCell-1b93793152d83d2e3fbf0a657674bbab" office:value-type="string">
            <text:p>3.11670</text:p>
          </table:table-cell>
        </table:table-row>
        <table:table-row table:style-name="ro1">
          <table:table-cell table:style-name="odsStyleTableCell-41aedcf27d8ade971f93efa05439f8d2" office:value-type="string">
            <text:p>TURQUÍA</text:p>
          </table:table-cell>
          <table:table-cell table:style-name="odsStyleTableCell-41aedcf27d8ade971f93efa05439f8d2" office:value-type="string">
            <text:p>LIRA TURCA</text:p>
          </table:table-cell>
          <table:table-cell table:style-name="odsStyleTableCell-41aedcf27d8ade971f93efa05439f8d2" office:value-type="string">
            <text:p>TRY</text:p>
          </table:table-cell>
          <table:table-cell table:style-name="odsStyleTableCell-1b93793152d83d2e3fbf0a657674bbab" office:value-type="string">
            <text:p>0.21428</text:p>
          </table:table-cell>
          <table:table-cell table:style-name="odsStyleTableCell-1b93793152d83d2e3fbf0a657674bbab" office:value-type="string">
            <text:p>32.01360</text:p>
          </table:table-cell>
        </table:table-row>
        <table:table-row table:style-name="ro1">
          <table:table-cell table:style-name="odsStyleTableCell-41aedcf27d8ade971f93efa05439f8d2" office:value-type="string">
            <text:p>URUGUAY</text:p>
          </table:table-cell>
          <table:table-cell table:style-name="odsStyleTableCell-41aedcf27d8ade971f93efa05439f8d2" office:value-type="string">
            <text:p>PESO</text:p>
          </table:table-cell>
          <table:table-cell table:style-name="odsStyleTableCell-41aedcf27d8ade971f93efa05439f8d2" office:value-type="string">
            <text:p>UYU</text:p>
          </table:table-cell>
          <table:table-cell table:style-name="odsStyleTableCell-1b93793152d83d2e3fbf0a657674bbab" office:value-type="string">
            <text:p>0.17838</text:p>
          </table:table-cell>
          <table:table-cell table:style-name="odsStyleTableCell-1b93793152d83d2e3fbf0a657674bbab" office:value-type="string">
            <text:p>38.45680</text:p>
          </table:table-cell>
        </table:table-row>
        <table:table-row table:style-name="ro1">
          <table:table-cell table:style-name="odsStyleTableCell-41aedcf27d8ade971f93efa05439f8d2" office:value-type="string">
            <text:p>VENEZUELA</text:p>
          </table:table-cell>
          <table:table-cell table:style-name="odsStyleTableCell-41aedcf27d8ade971f93efa05439f8d2" office:value-type="string">
            <text:p>BOLIVAR DIGITAL</text:p>
          </table:table-cell>
          <table:table-cell table:style-name="odsStyleTableCell-41aedcf27d8ade971f93efa05439f8d2" office:value-type="string">
            <text:p>VES</text:p>
          </table:table-cell>
          <table:table-cell table:style-name="odsStyleTableCell-1b93793152d83d2e3fbf0a657674bbab" office:value-type="string">
            <text:p>0.18905</text:p>
          </table:table-cell>
          <table:table-cell table:style-name="odsStyleTableCell-1b93793152d83d2e3fbf0a657674bbab" office:value-type="string">
            <text:p>36.28640</text:p>
          </table:table-cell>
        </table:table-row>
        <table:table-row table:style-name="ro1">
          <table:table-cell table:style-name="odsStyleTableCell-41aedcf27d8ade971f93efa05439f8d2" office:value-type="string">
            <text:p>VIETNAM</text:p>
          </table:table-cell>
          <table:table-cell table:style-name="odsStyleTableCell-41aedcf27d8ade971f93efa05439f8d2" office:value-type="string">
            <text:p>DONG</text:p>
          </table:table-cell>
          <table:table-cell table:style-name="odsStyleTableCell-41aedcf27d8ade971f93efa05439f8d2" office:value-type="string">
            <text:p>VND</text:p>
          </table:table-cell>
          <table:table-cell table:style-name="odsStyleTableCell-1b93793152d83d2e3fbf0a657674bbab" office:value-type="string">
            <text:p>0.00027</text:p>
          </table:table-cell>
          <table:table-cell table:style-name="odsStyleTableCell-1b93793152d83d2e3fbf0a657674bbab" office:value-type="string">
            <text:p>24,962.00000</text:p>
          </table:table-cell>
        </table:table-row>
        <table:table-row table:style-name="ro1">
          <table:table-cell table:style-name="odsStyleTableCell-41aedcf27d8ade971f93efa05439f8d2" office:value-type="string">
            <text:p/>
          </table:table-cell>
          <table:table-cell table:style-name="odsStyleTableCell-41aedcf27d8ade971f93efa05439f8d2" office:value-type="string">
            <text:p>DERECHO ESPECIAL DE GIRO</text:p>
          </table:table-cell>
          <table:table-cell table:style-name="odsStyleTableCell-41aedcf27d8ade971f93efa05439f8d2" office:value-type="string">
            <text:p>USD/D.E.G.</text:p>
          </table:table-cell>
          <table:table-cell table:style-name="odsStyleTableCell-1b93793152d83d2e3fbf0a657674bbab" office:value-type="string">
            <text:p/>
          </table:table-cell>
          <table:table-cell table:style-name="odsStyleTableCell-1b93793152d83d2e3fbf0a657674bbab" office:value-type="string">
            <text:p>1.32592</text:p>
          </table:table-cell>
        </table:table-row>
        <table:table-row table:style-name="ro1">
          <table:table-cell table:style-name="odsStyleTableCell-41aedcf27d8ade971f93efa05439f8d2" office:value-type="string">
            <text:p/>
          </table:table-cell>
          <table:table-cell table:style-name="odsStyleTableCell-41aedcf27d8ade971f93efa05439f8d2" office:value-type="string">
            <text:p>UNIDAD DE FOMENTO DE VIVIENDA</text:p>
          </table:table-cell>
          <table:table-cell table:style-name="odsStyleTableCell-41aedcf27d8ade971f93efa05439f8d2" office:value-type="string">
            <text:p>Bs/UFV</text:p>
          </table:table-cell>
          <table:table-cell table:style-name="odsStyleTableCell-1b93793152d83d2e3fbf0a657674bbab" office:value-type="string">
            <text:p/>
          </table:table-cell>
          <table:table-cell table:style-name="odsStyleTableCell-1b93793152d83d2e3fbf0a657674bbab" office:value-type="string">
            <text:p>2.488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ebc56b7844a1c5578838d27d997775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a689e0f874aaa5d8665019daff9adec" office:value-type="string">
            <text:p> </text:p>
          </table:table-cell>
          <table:table-cell table:style-name="odsStyleTableCell-3a689e0f874aaa5d8665019daff9adec" office:value-type="string">
            <text:p>UNIDAD MONETARIA</text:p>
          </table:table-cell>
          <table:table-cell table:style-name="odsStyleTableCell-3a689e0f874aaa5d8665019daff9adec" office:value-type="string">
            <text:p>MONEDA</text:p>
          </table:table-cell>
          <table:table-cell table:style-name="odsStyleTableCell-3a689e0f874aaa5d8665019daff9adec" office:value-type="string">
            <text:p>TIPO DE CAMBIO EN M.E.</text:p>
          </table:table-cell>
        </table:table-row>
        <table:table-row table:style-name="ro1">
          <table:table-cell table:style-name="odsStyleTableCell-41aedcf27d8ade971f93efa05439f8d2" office:value-type="string">
            <text:p>ORO</text:p>
          </table:table-cell>
          <table:table-cell table:style-name="odsStyleTableCell-41aedcf27d8ade971f93efa05439f8d2" office:value-type="string">
            <text:p>ONZA TROY ORO</text:p>
          </table:table-cell>
          <table:table-cell table:style-name="odsStyleTableCell-41aedcf27d8ade971f93efa05439f8d2" office:value-type="string">
            <text:p>USD./O.T.F.</text:p>
          </table:table-cell>
          <table:table-cell table:style-name="odsStyleTableCell-1b93793152d83d2e3fbf0a657674bbab" office:value-type="string">
            <text:p>2,321.33000</text:p>
          </table:table-cell>
        </table:table-row>
        <table:table-row table:style-name="ro1">
          <table:table-cell table:style-name="odsStyleTableCell-41aedcf27d8ade971f93efa05439f8d2" office:value-type="string">
            <text:p>PLATA</text:p>
          </table:table-cell>
          <table:table-cell table:style-name="odsStyleTableCell-41aedcf27d8ade971f93efa05439f8d2" office:value-type="string">
            <text:p>ONZA TROY PLATA</text:p>
          </table:table-cell>
          <table:table-cell table:style-name="odsStyleTableCell-41aedcf27d8ade971f93efa05439f8d2" office:value-type="string">
            <text:p>USD./O.T.F.</text:p>
          </table:table-cell>
          <table:table-cell table:style-name="odsStyleTableCell-1b93793152d83d2e3fbf0a657674bbab" office:value-type="string">
            <text:p>27.362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ebc56b7844a1c5578838d27d997775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a689e0f874aaa5d8665019daff9adec" office:value-type="string">
            <text:p> </text:p>
          </table:table-cell>
          <table:table-cell table:style-name="odsStyleTableCell-3a689e0f874aaa5d8665019daff9adec" office:value-type="string">
            <text:p>1 MES</text:p>
          </table:table-cell>
          <table:table-cell table:style-name="odsStyleTableCell-3a689e0f874aaa5d8665019daff9adec" office:value-type="string">
            <text:p>3 MESES</text:p>
          </table:table-cell>
          <table:table-cell table:style-name="odsStyleTableCell-3a689e0f874aaa5d8665019daff9adec" office:value-type="string">
            <text:p>6 MESES</text:p>
          </table:table-cell>
        </table:table-row>
        <table:table-row table:style-name="ro1">
          <table:table-cell table:style-name="odsStyleTableCell-b28470b1c793556ae1138fea29ddd968" office:value-type="string">
            <text:p>TASA LIBOR(USD)</text:p>
          </table:table-cell>
          <table:table-cell table:style-name="odsStyleTableCell-1b93793152d83d2e3fbf0a657674bbab" office:value-type="string">
            <text:p>5.43</text:p>
          </table:table-cell>
          <table:table-cell table:style-name="odsStyleTableCell-1b93793152d83d2e3fbf0a657674bbab" office:value-type="string">
            <text:p>5.56</text:p>
          </table:table-cell>
          <table:table-cell table:style-name="odsStyleTableCell-1b93793152d83d2e3fbf0a657674bbab" office:value-type="string">
            <text:p>5.6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1aedcf27d8ade971f93efa05439f8d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28</meta:creation-date>
    <meta:generator>ods générator</meta:generator>
    <dc:date>2024-10-18T20:18:28</dc:date>
    <meta:editing-duration>PT1S</meta:editing-duration>
    <meta:editing-cycles>1</meta:editing-cycles>
    <meta:document-statistic meta:table-count="1" meta:cell-count="4" meta:object-count="0"/>
  </office:meta>
</office:document-meta>
</file>